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0099ff" draw:textarea-horizontal-align="justify" draw:textarea-vertical-align="middle" draw:auto-grow-height="false" fo:min-height="1.147cm" fo:min-width="3.437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83cm" fo:min-width="2.728cm"/>
    </style:style>
    <style:style style:name="gr3" style:family="graphic" style:parent-style-name="standard">
      <style:graphic-properties svg:stroke-color="#004586" draw:fill="solid" draw:fill-color="#ccffff" draw:textarea-horizontal-align="justify" draw:textarea-vertical-align="middle" draw:auto-grow-height="false" fo:min-height="1.147cm" fo:min-width="3.437cm"/>
    </style:style>
    <style:style style:name="gr4" style:family="graphic" style:parent-style-name="standard">
      <style:graphic-properties draw:stroke="none" svg:stroke-color="#000000" draw:fill="none" draw:fill-color="#ccffff" draw:textarea-horizontal-align="center" draw:textarea-vertical-align="middle" draw:auto-grow-height="true" draw:auto-grow-width="true" fo:min-height="1.183cm" fo:min-width="2.728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6.8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63cm"/>
    </style:style>
    <style:style style:name="gr9" style:family="graphic" style:parent-style-name="standard">
      <style:graphic-properties svg:stroke-color="#004586" draw:fill-color="#00ae00" draw:textarea-horizontal-align="justify" draw:textarea-vertical-align="middle" draw:auto-grow-height="false" fo:min-height="0.1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197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774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468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666cm"/>
    </style:style>
    <style:style style:name="gr15" style:family="graphic" style:parent-style-name="objectwithoutfill">
      <style:graphic-properties draw:marker-start="" draw:marker-start-width="0.203cm" draw:marker-end="Arrow" draw:marker-end-width="0.203cm" draw:fill="none" draw:textarea-vertical-align="middle"/>
    </style:style>
    <style:style style:name="gr16" style:family="graphic" style:parent-style-name="standard">
      <style:graphic-properties svg:stroke-color="#004586" draw:fill-color="#ff0000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214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3.63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869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9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502cm"/>
    </style:style>
    <style:style style:name="P1" style:family="paragraph">
      <loext:graphic-properties draw:fill-color="#00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mo" fo:font-size="10pt" style:font-size-asian="10pt" style:font-size-complex="10pt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loext:graphic-properties draw:fill="none" draw:fill-color="#ccffff"/>
      <style:paragraph-properties fo:text-align="center"/>
      <style:text-properties style:font-name="Arimo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Arimo" fo:font-size="6pt" style:font-size-asian="8pt" style:font-size-complex="8pt"/>
    </style:style>
    <style:style style:name="P8" style:family="paragraph">
      <loext:graphic-properties draw:fill="none" draw:fill-color="#ffffff"/>
      <style:text-properties style:font-name="Arimo" fo:font-size="6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>
      <loext:graphic-properties draw:fill-color="#00ae00"/>
      <style:paragraph-properties fo:text-align="center"/>
    </style:style>
    <style:style style:name="P10" style:family="paragraph">
      <loext:graphic-properties draw:fill="none" draw:fill-color="#ffffff"/>
      <style:text-properties fo:color="#00ae00" style:font-name="Arimo" fo:font-size="6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color="#00ae00" style:font-name="Arimo" fo:font-size="6pt" style:font-size-asian="8pt" style:font-size-complex="8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mo1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color="#ff0000" style:font-name="Arimo" fo:font-size="6pt" fo:font-weight="bold" style:font-size-asian="8pt" style:font-weight-asian="bold" style:font-size-complex="8pt" style:font-weight-complex="600"/>
    </style:style>
    <style:style style:name="P15" style:family="paragraph">
      <loext:graphic-properties draw:fill="none" draw:fill-color="#ffffff"/>
      <style:text-properties fo:color="#004586" style:font-name="Arimo" fo:font-size="6pt" style:font-size-asian="8pt" style:font-size-complex="8pt"/>
    </style:style>
    <style:style style:name="T1" style:family="text">
      <style:text-properties style:font-name="Arimo" fo:font-size="10pt" style:font-size-asian="10pt" style:font-size-complex="10pt"/>
    </style:style>
    <style:style style:name="T2" style:family="text">
      <style:text-properties style:font-name="Arimo" fo:font-size="8pt" style:font-size-asian="8pt" style:font-size-complex="8pt"/>
    </style:style>
    <style:style style:name="T3" style:family="text">
      <style:text-properties style:font-name="Arimo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4" style:family="text">
      <style:text-properties fo:color="#00ae00" style:font-name="Arim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ae00" style:font-name="Arimo" fo:font-size="8pt" style:font-size-asian="8pt" style:font-size-complex="8pt"/>
    </style:style>
    <style:style style:name="T6" style:family="text">
      <style:text-properties style:font-name="Arimo1" fo:font-size="10pt" fo:font-weight="bold" style:font-name-asian="Ubuntu2" style:font-size-asian="10pt" style:font-weight-asian="bold" style:font-name-complex="Ubuntu2" style:font-size-complex="10pt" style:font-weight-complex="bold"/>
    </style:style>
    <style:style style:name="T7" style:family="text">
      <style:text-properties fo:color="#ff0000" style:font-name="Arimo" fo:font-size="8pt" fo:font-weight="bold" style:font-size-asian="8pt" style:font-weight-asian="bold" style:font-size-complex="8pt" style:font-weight-complex="600"/>
    </style:style>
    <style:style style:name="T8" style:family="text">
      <style:text-properties fo:color="#004586" style:font-name="Arim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3.937cm" svg:height="1.397cm" svg:x="4.679cm" svg:y="2.95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228cm" svg:height="1.433cm" svg:x="5.036cm" svg:y="2.949cm">
            <draw:text-box>
              <text:p text:style-name="P2"><text:span text:style-name="T1">Work Group</text:span></text:p>
              <text:p text:style-name="P2"><text:span text:style-name="T1">Specification</text:span></text:p>
              <text:p text:style-name="P2"><text:span text:style-name="T1">Draft</text:span></text:p>
            </draw:text-box>
          </draw:frame>
        </draw:g>
        <draw:g xml:id="id4" draw:id="id4">
          <draw:custom-shape draw:style-name="gr3" draw:text-style-name="P4" draw:layer="layout" svg:width="3.937cm" svg:height="1.397cm" svg:x="4.673cm" svg:y="8.92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3.228cm" svg:height="1.433cm" svg:x="5.03cm" svg:y="8.922cm">
            <draw:text-box>
              <text:p text:style-name="P2"><text:span text:style-name="T1">Work Group</text:span></text:p>
              <text:p text:style-name="P2"><text:span text:style-name="T1">Specification</text:span></text:p>
              <text:p text:style-name="P2"><text:span text:style-name="T1">Review Draft</text:span></text:p>
            </draw:text-box>
          </draw:frame>
        </draw:g>
        <draw:connector draw:style-name="gr5" draw:text-style-name="P6" draw:layer="layout" draw:type="line" svg:x1="6.641cm" svg:y1="1.603cm" svg:x2="6.647cm" svg:y2="2.949cm" draw:start-shape="id1" draw:start-glue-point="2" draw:end-shape="id2" draw:end-glue-point="0" svg:d="M6641 1603l6 1346" svg:viewBox="0 0 7 1347">
          <text:p/>
        </draw:connector>
        <draw:frame draw:style-name="gr6" draw:text-style-name="P7" draw:layer="layout" svg:width="7.322cm" svg:height="1.205cm" svg:x="6.884cm" svg:y="1.796cm">
          <draw:text-box>
            <text:p><text:span text:style-name="T2">&lt;workProduct&gt;workgroupSpecification&lt;/workProduct&gt;</text:span></text:p>
            <text:p><text:span text:style-name="T2">&lt;documentStatus&gt;draft&lt;/documentStatus&gt;</text:span></text:p>
            <text:p><text:span text:style-name="T2">&lt;security&gt;workgroupConfidential&lt;/security&gt;</text:span></text:p>
          </draw:text-box>
        </draw:frame>
        <draw:frame draw:style-name="gr7" draw:text-style-name="P8" draw:layer="layout" svg:width="6.45cm" svg:height="0.569cm" svg:x="6.884cm" svg:y="1.397cm">
          <draw:text-box>
            <text:p><text:span text:style-name="T3">Document pom.xml variable changes:</text:span></text:p>
          </draw:text-box>
        </draw:frame>
        <draw:frame draw:style-name="gr8" draw:text-style-name="P7" draw:layer="layout" svg:width="4.13cm" svg:height="0.569cm" svg:x="6.924cm" svg:y="8.23cm">
          <draw:text-box>
            <text:p><text:span text:style-name="T2">&lt;security&gt;public&lt;/security&gt;</text:span></text:p>
          </draw:text-box>
        </draw:frame>
        <draw:g xml:id="id3" draw:id="id3">
          <draw:custom-shape draw:style-name="gr9" draw:text-style-name="P9" draw:layer="layout" svg:width="0.889cm" svg:height="0.889cm" svg:x="6.21cm" svg:y="7.3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307cm" svg:y="7.439cm">
            <draw:text-box>
              <text:p text:style-name="P2"><text:span text:style-name="T1">?</text:span></text:p>
            </draw:text-box>
          </draw:frame>
        </draw:g>
        <draw:frame draw:style-name="gr11" draw:text-style-name="P10" draw:layer="layout" svg:width="4.274cm" svg:height="0.569cm" svg:x="2.324cm" svg:y="7.031cm">
          <draw:text-box>
            <text:p><text:span text:style-name="T4">Public review of document?</text:span></text:p>
          </draw:text-box>
        </draw:frame>
        <draw:frame draw:style-name="gr12" draw:text-style-name="P11" draw:layer="layout" svg:width="0.968cm" svg:height="0.569cm" svg:x="5.609cm" svg:y="8.222cm">
          <draw:text-box>
            <text:p><text:span text:style-name="T5">Yes</text:span></text:p>
          </draw:text-box>
        </draw:frame>
        <draw:frame draw:style-name="gr13" draw:text-style-name="P11" draw:layer="layout" svg:width="0.862cm" svg:height="0.569cm" svg:x="3.092cm" svg:y="8.233cm">
          <draw:text-box>
            <text:p><text:span text:style-name="T5">No</text:span></text:p>
          </draw:text-box>
        </draw:frame>
        <draw:frame draw:style-name="gr14" draw:text-style-name="P7" draw:layer="layout" svg:width="6.166cm" svg:height="0.569cm" svg:x="6.934cm" svg:y="6.696cm">
          <draw:text-box>
            <text:p><text:span text:style-name="T2">&lt;documentStatus&gt;review&lt;/documentStatus&gt;</text:span></text:p>
          </draw:text-box>
        </draw:frame>
        <draw:connector draw:style-name="gr15" draw:text-style-name="P6" draw:layer="layout" draw:line-skew="-1.012cm" svg:x1="6.21cm" svg:y1="7.751cm" svg:x2="4.673cm" svg:y2="9.638cm" draw:start-shape="id3" draw:start-glue-point="3" draw:end-shape="id4" draw:end-glue-point="3" svg:d="M6210 7751h-3051v1887h1514" svg:viewBox="0 0 3052 1888">
          <text:p/>
        </draw:connector>
        <draw:g xml:id="id7" draw:id="id7">
          <draw:custom-shape draw:style-name="gr16" draw:text-style-name="P12" draw:layer="layout" svg:width="0.762cm" svg:height="0.762cm" svg:x="2.566cm" svg:y="5.16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7" draw:text-style-name="P13" draw:layer="layout" svg:width="0.714cm" svg:height="0.645cm" svg:x="2.589cm" svg:y="5.227cm">
            <draw:text-box>
              <text:p text:style-name="P2"><text:span text:style-name="T6">√</text:span></text:p>
            </draw:text-box>
          </draw:frame>
        </draw:g>
        <draw:frame draw:style-name="gr18" draw:text-style-name="P14" draw:layer="layout" svg:width="4.13cm" svg:height="0.569cm" svg:x="0.863cm" svg:y="5.886cm">
          <draw:text-box>
            <text:p><text:span text:style-name="T7">Work Group Approval</text:span></text:p>
          </draw:text-box>
        </draw:frame>
        <draw:g xml:id="id5" draw:id="id5">
          <draw:custom-shape draw:style-name="gr16" draw:text-style-name="P12" draw:layer="layout" svg:width="0.762cm" svg:height="0.762cm" svg:x="6.266cm" svg:y="5.16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7" draw:text-style-name="P13" draw:layer="layout" svg:width="0.714cm" svg:height="0.645cm" svg:x="6.289cm" svg:y="5.228cm">
            <draw:text-box>
              <text:p text:style-name="P2"><text:span text:style-name="T6">√</text:span></text:p>
            </draw:text-box>
          </draw:frame>
        </draw:g>
        <draw:frame draw:style-name="gr19" draw:text-style-name="P14" draw:layer="layout" svg:width="2.369cm" svg:height="0.569cm" svg:x="5.439cm" svg:y="5.882cm">
          <draw:text-box>
            <text:p><text:span text:style-name="T7">TSC Approval</text:span></text:p>
          </draw:text-box>
        </draw:frame>
        <draw:g xml:id="id6" draw:id="id6">
          <draw:custom-shape draw:style-name="gr16" draw:text-style-name="P12" draw:layer="layout" svg:width="0.762cm" svg:height="0.762cm" svg:x="10.166cm" svg:y="5.16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7" draw:text-style-name="P13" draw:layer="layout" svg:width="0.714cm" svg:height="0.645cm" svg:x="10.189cm" svg:y="5.229cm">
            <draw:text-box>
              <text:p text:style-name="P2"><text:span text:style-name="T6">√</text:span></text:p>
            </draw:text-box>
          </draw:frame>
        </draw:g>
        <draw:frame draw:style-name="gr20" draw:text-style-name="P14" draw:layer="layout" svg:width="2.447cm" svg:height="0.569cm" svg:x="9.319cm" svg:y="5.876cm">
          <draw:text-box>
            <text:p><text:span text:style-name="T7">BoD Approval</text:span></text:p>
          </draw:text-box>
        </draw:frame>
        <draw:connector draw:style-name="gr5" draw:text-style-name="P6" draw:layer="layout" draw:type="line" svg:x1="6.654cm" svg:y1="8.196cm" svg:x2="6.641cm" svg:y2="8.922cm" draw:start-shape="id3" draw:start-glue-point="2" draw:end-shape="id4" draw:end-glue-point="0" svg:d="M6654 8196l-13 726" svg:viewBox="0 0 14 727">
          <text:p/>
        </draw:connector>
        <draw:connector draw:style-name="gr5" draw:text-style-name="P6" draw:layer="layout" draw:type="line" svg:x1="7.028cm" svg:y1="5.543cm" svg:x2="10.166cm" svg:y2="5.544cm" draw:start-shape="id5" draw:start-glue-point="1" draw:end-shape="id6" draw:end-glue-point="3" svg:d="M7028 5543l3138 1" svg:viewBox="0 0 3139 2">
          <text:p/>
        </draw:connector>
        <draw:connector draw:style-name="gr5" draw:text-style-name="P6" draw:layer="layout" draw:type="line" svg:x1="3.328cm" svg:y1="5.542cm" svg:x2="6.266cm" svg:y2="5.543cm" draw:start-shape="id7" draw:start-glue-point="1" draw:end-shape="id5" draw:end-glue-point="3" svg:d="M3328 5542l2938 1" svg:viewBox="0 0 2939 2">
          <text:p/>
        </draw:connector>
        <draw:connector draw:style-name="gr5" draw:text-style-name="P6" draw:layer="layout" draw:line-skew="0.492cm" svg:x1="10.928cm" svg:y1="5.544cm" svg:x2="6.654cm" svg:y2="7.307cm" draw:start-shape="id6" draw:start-glue-point="1" draw:end-shape="id3" draw:end-glue-point="0" svg:d="M10928 5544h994v1072h-5268v691" svg:viewBox="0 0 5269 1764">
          <text:p/>
        </draw:connector>
        <draw:connector draw:style-name="gr5" draw:text-style-name="P6" draw:layer="layout" draw:type="line" svg:x1="6.641cm" svg:y1="10.355cm" svg:x2="6.648cm" svg:y2="11.115cm" draw:start-shape="id4" draw:start-glue-point="2" svg:d="M6641 10355l7 760" svg:viewBox="0 0 8 761">
          <text:p/>
        </draw:connector>
        <draw:frame draw:style-name="gr8" draw:text-style-name="P15" draw:layer="layout" svg:width="4.13cm" svg:height="0.569cm" svg:x="4.575cm" svg:y="11.131cm">
          <draw:text-box>
            <text:p><text:span text:style-name="T8">To Work Group Specification</text:span></text:p>
          </draw:text-box>
        </draw:frame>
        <draw:connector draw:style-name="gr5" draw:text-style-name="P6" draw:layer="layout" draw:type="line" svg:x1="12.948cm" svg:y1="3.658cm" svg:x2="8.616cm" svg:y2="3.665cm" draw:end-shape="id2" draw:end-glue-point="1" svg:d="M12948 3658l-4332 7" svg:viewBox="0 0 4333 8">
          <text:p/>
        </draw:connector>
        <draw:frame draw:style-name="gr21" draw:text-style-name="P15" draw:layer="layout" svg:width="5.002cm" svg:height="0.887cm" svg:x="9.336cm" svg:y="3.652cm">
          <draw:text-box>
            <text:p><text:span text:style-name="T8">From Work Group Specification and</text:span><text:span text:style-name="T8"><text:line-break/></text:span><text:span text:style-name="T8">Candidate OpenPOWER Standard</text:span></text:p>
          </draw:text-box>
        </draw:frame>
        <draw:frame draw:style-name="gr8" draw:text-style-name="P15" xml:id="id1" draw:id="id1" draw:layer="layout" svg:width="4.13cm" svg:height="0.569cm" svg:x="4.576cm" svg:y="1.034cm">
          <draw:text-box>
            <text:p><text:span text:style-name="T8">From New Document</text:span></text:p>
          </draw:text-box>
        </draw:frame>
        <draw:connector draw:style-name="gr5" draw:text-style-name="P6" draw:layer="layout" draw:line-skew="-0.311cm 0cm -0.101cm" svg:x1="6.641cm" svg:y1="4.365cm" svg:x2="2.948cm" svg:y2="5.156cm" svg:d="M6641 4365v189h-2640-1053v602" svg:viewBox="0 0 3694 7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7-02-15T10:01:35.748536023</dc:date>
    <dc:creator>Jeff Scheel</dc:creator>
    <meta:editing-duration>PT2H29M2S</meta:editing-duration>
    <meta:editing-cycles>22</meta:editing-cycles>
    <meta:generator>LibreOffice/5.1.4.2$Linux_X86_64 LibreOffice_project/10m0$Build-2</meta:generator>
    <meta:document-statistic meta:object-count="40"/>
  </office:meta>
</office:document-meta>
</file>